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539" officeooo:paragraph-rsid="0012d539"/>
    </style:style>
    <style:style style:name="P2" style:family="paragraph" style:parent-style-name="Standard">
      <style:text-properties officeooo:rsid="0012d539" officeooo:paragraph-rsid="0012e750"/>
    </style:style>
    <style:style style:name="P3" style:family="paragraph" style:parent-style-name="Standard">
      <style:text-properties officeooo:rsid="0012e750" officeooo:paragraph-rsid="0012e750"/>
    </style:style>
    <style:style style:name="P4" style:family="paragraph" style:parent-style-name="Standard">
      <style:text-properties officeooo:rsid="0012fbb9" officeooo:paragraph-rsid="0012fbb9"/>
    </style:style>
    <style:style style:name="P5" style:family="paragraph" style:parent-style-name="Standard">
      <style:text-properties officeooo:rsid="0014d84c" officeooo:paragraph-rsid="0014d84c"/>
    </style:style>
    <style:style style:name="P6" style:family="paragraph" style:parent-style-name="Standard">
      <style:text-properties officeooo:rsid="0015b068" officeooo:paragraph-rsid="0015b068"/>
    </style:style>
    <style:style style:name="P7" style:family="paragraph" style:parent-style-name="Standard">
      <style:text-properties officeooo:rsid="00165ab7" officeooo:paragraph-rsid="00165ab7"/>
    </style:style>
    <style:style style:name="P8" style:family="paragraph" style:parent-style-name="Standard">
      <style:text-properties officeooo:rsid="0012d539" officeooo:paragraph-rsid="0012d539"/>
    </style:style>
    <style:style style:name="P9" style:family="paragraph" style:parent-style-name="Standard">
      <style:text-properties officeooo:rsid="0016a19f" officeooo:paragraph-rsid="0016a19f"/>
    </style:style>
    <style:style style:name="P10" style:family="paragraph" style:parent-style-name="Standard">
      <style:text-properties officeooo:rsid="001815ab" officeooo:paragraph-rsid="001815ab"/>
    </style:style>
    <style:style style:name="T1" style:family="text">
      <style:text-properties officeooo:rsid="0012e750"/>
    </style:style>
    <style:style style:name="T2" style:family="text">
      <style:text-properties officeooo:rsid="0014d8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 à Cul-de-Sac</text:p>
      <text:p text:style-name="P1">Aller vers le Sud</text:p>
      <text:p text:style-name="P1">Arrivée à Carvahall</text:p>
      <text:p text:style-name="P1">Aller vers le Sud</text:p>
      <text:p text:style-name="P1">Arrivée à Vault</text:p>
      <text:p text:style-name="P1">Arène 1 (Combat)</text:p>
      <text:p text:style-name="P1">Aller vers le Sud</text:p>
      <text:p text:style-name="P1">Traverser la Forêt Kokiri</text:p>
      <text:p text:style-name="P1">Arrivée à Endor</text:p>
      <text:p text:style-name="P3">Combat avec la Team Roquette</text:p>
      <text:p text:style-name="P3">Obtention du ticket pour le Ferry</text:p>
      <text:p text:style-name="P1">Aller vers le Nord</text:p>
      <text:p text:style-name="P1">Prendre le Ferry à Vault</text:p>
      <text:p text:style-name="P1">Arrivée à Port Tanzia</text:p>
      <text:p text:style-name="P1">Impossible d'aller au Nord : nécessite Eclate-Roc</text:p>
      <text:p text:style-name="P1">Aller au Sud-Ouest</text:p>
      <text:p text:style-name="P1">Arrivée à Ponyville</text:p>
      <text:p text:style-name="P1">Arène 2 (Vol)</text:p>
      <text:p text:style-name="P1">Aller au Sud-Est</text:p>
      <text:p text:style-name="P1">Arrivée à Moulinsart</text:p>
      <text:p text:style-name="P1">Aller à l'Ouest</text:p>
      <text:p text:style-name="P1">Arrivée à San Helios</text:p>
      <text:p text:style-name="P1">Arène 3 (Feu)</text:p>
      <text:p text:style-name="P1">Aller au Sud-Est</text:p>
      <text:p text:style-name="P1">Arrivée à Hocotate</text:p>
      <text:p text:style-name="P9">Combat avec la Team Roquette</text:p>
      <text:p text:style-name="P7">Récupérer Vol</text:p>
      <text:p text:style-name="P1">Aller à l'Est</text:p>
      <text:p text:style-name="P1">Arrivée à Metropolis</text:p>
      <text:p text:style-name="P1">Arène 4 (Acier)</text:p>
      <text:p text:style-name="P1">Aller à l'Est</text:p>
      <text:p text:style-name="P1">Arrivée à Bourg-Palette</text:p>
      <text:p text:style-name="P1">Aller à l'Est</text:p>
      <text:p text:style-name="P1">Arrivée à Lanelle</text:p>
      <text:p text:style-name="P1">Aller au Nord</text:p>
      <text:p text:style-name="P1">Arrivée à Hill Valley</text:p>
      <text:p text:style-name="P1">Arène 5 (Normal)</text:p>
      <text:p text:style-name="P1">Aller au Nord</text:p>
      <text:p text:style-name="P1">Arrivée à Pré-au-Lard</text:p>
      <text:p text:style-name="P1">Aller au Nord-Ouest</text:p>
      <text:p text:style-name="P1">Arrivée à Cair Paravel</text:p>
      <text:p text:style-name="P3">QG Team Roquette (Trouver Eclate-Roc)</text:p>
      <text:p text:style-name="P1">Retourner près de Port Tanzia</text:p>
      <text:p text:style-name="P3">Eclater les rochers <text:span text:style-name="T2">(nécessite le badge 5)</text:span></text:p>
      <text:p text:style-name="P2">Aller au <text:span text:style-name="T1">Nord</text:span></text:p>
      <text:p text:style-name="P1">Arrivée à Noxus</text:p>
      <text:p text:style-name="P1">Arène 6 (Electrik)</text:p>
      <text:p text:style-name="P4">Impossible d'aller à Rivendell : nécessite Force</text:p>
      <text:p text:style-name="P1">Aller à Port Tanzia</text:p>
      <text:p text:style-name="P6">Récupérer Surf</text:p>
      <text:p text:style-name="P5">Utiliser Surf (nécessite Badge 6)</text:p>
      <text:p text:style-name="P1">Arrivée à Ile Delfino</text:p>
      <text:p text:style-name="P4"><text:soft-page-break/>Récupérer Force dans une maison</text:p>
      <text:p text:style-name="P1">Arène 7 (Eau)</text:p>
      <text:p text:style-name="P10">Aller à Lanelle</text:p>
      <text:p text:style-name="P10">Team Roquette+False Prophet</text:p>
      <text:p text:style-name="P1">Retourner à Noxus</text:p>
      <text:p text:style-name="P1">Aller au Nord-Est</text:p>
      <text:p text:style-name="P4">Pousser les rochers <text:span text:style-name="T2">(nécessite badge 7)</text:span></text:p>
      <text:p text:style-name="P1">Arrivée à Rivendell</text:p>
      <text:p text:style-name="P1">Arène 8 (Plante-Insecte)</text:p>
      <text:p text:style-name="P1">Aller à la Route Victoire</text:p>
      <text:p text:style-name="P1">Aller à la Lig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4:11:30.098000000</meta:creation-date>
    <dc:date>2015-10-23T15:23:14.445000000</dc:date>
    <meta:editing-duration>PT1H12M56S</meta:editing-duration>
    <meta:editing-cycles>7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63" meta:word-count="233" meta:character-count="1312" meta:non-whitespace-character-count="1142"/>
  </office:meta>
</office:document-meta>
</file>